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1020000010EC017FF40.png" manifest:media-type="image/png"/>
  <manifest:file-entry manifest:full-path="Pictures/10000001000000EF000000F2592BC6E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fill="bitmap" draw:fill-image-name="Bitmap_20_5" style:repeat="stretch" draw:textarea-horizontal-align="center" draw:textarea-vertical-align="middle" loext:decorative="false"/>
    </style:style>
    <style:style style:name="gr2" style:family="graphic" style:parent-style-name="standard">
      <style:graphic-properties svg:stroke-width="0.159cm" svg:stroke-color="#000000" draw:marker-start-width="0.437cm" draw:marker-end-width="0.437cm" draw:fill="none" loext:fill-use-slide-background="false" draw:textarea-horizontal-align="justify" draw:textarea-vertical-align="middle" draw:auto-grow-height="false" fo:min-height="4.084cm" fo:min-width="3.834cm" fo:padding-top="0.203cm" fo:padding-bottom="0.203cm" fo:padding-left="0.328cm" fo:padding-right="0.328cm" fo:wrap-option="wrap" loext:decorative="false"/>
    </style:style>
    <style:style style:name="P1" style:family="paragraph">
      <loext:graphic-properties draw:fill="bitmap" draw:fill-image-name="Bitmap_20_5" style:repeat="stretch"/>
      <style:paragraph-properties fo:text-align="center"/>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ath draw:style-name="gr1" draw:text-style-name="P1" draw:layer="layout" svg:width="6.394cm" svg:height="6.474cm" svg:x="0.606cm" svg:y="0.591cm" svg:viewBox="0 0 6395 6475" svg:d="M0 2647c16-91 36-181 60-270 74-273 183-538 325-785 143-247 317-474 518-674 200-200 426-375 674-517 247-143 511-252 785-326 95-25 192-46 289-63l1032-12c123 18 244 43 364 75 273 74 537 183 785 326 247 142 474 317 674 517s374 427 517 674 252 512 325 785c12 42 22 85 32 128l15 1357c-13 67-29 134-47 200-73 274-182 538-325 785s-317 474-517 674-427 375-674 517c-248 143-512 252-785 326-274 73-557 111-843 111-285 0-569-38-842-111-274-74-538-183-785-326-248-142-474-317-674-517-201-200-375-427-518-674-142-247-251-511-325-785-17-65-33-130-46-196z">
          <text:p/>
        </draw:path>
        <draw:custom-shape draw:style-name="gr2" draw:text-style-name="P2" draw:layer="layout" svg:width="6.35cm" svg:height="6.35cm" svg:x="0.635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669" draw:display-name="Gradient 669" draw:style="linear" draw:start-color="#86232b" draw:end-color="#b55150" draw:start-intensity="100%" draw:end-intensity="100%" draw:angle="83deg" draw:border="0%">
      <loext:gradient-stop svg:offset="0" loext:color-type="rgb" loext:color-value="#86232b"/>
      <loext:gradient-stop svg:offset="1" loext:color-type="rgb" loext:color-value="#b55150"/>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0000001020000010EC017FF40.png" xlink:type="simple" xlink:show="embed" xlink:actuate="onLoad"/>
    <draw:fill-image draw:name="Bitmap_20_5" draw:display-name="Bitmap 5" xlink:href="Pictures/10000001000000EF000000F2592BC6E2.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7.62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27T12:51:22.495000000</meta:creation-date>
    <dc:date>2024-04-27T15:13:26.897000000</dc:date>
    <meta:editing-duration>PT6M43S</meta:editing-duration>
    <meta:editing-cycles>2</meta:editing-cycles>
    <meta:generator>LibreOffice/24.2.2.2$Windows_X86_64 LibreOffice_project/d56cc158d8a96260b836f100ef4b4ef25d6f1a01</meta:generator>
    <meta:document-statistic meta:object-count="2"/>
  </office:meta>
</office:document-meta>
</file>